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5cm" fo:min-width="27.5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7.9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cm" fo:min-width="1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75cm" fo:min-width="7.5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698cm" fo:min-width="7.4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7.4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98cm" fo:min-width="27.4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5.45cm" fo:min-width="6.7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cm" fo:min-width="6.7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0.9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698cm" fo:min-width="6.114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cm" fo:min-width="6.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98cm" fo:min-width="6.11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5.398cm" fo:min-width="6.6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6.64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6.148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9.198cm" fo:min-width="6.6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948cm" fo:min-width="6.648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ffffff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language="es" fo:country="MX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5.628cm" presentation:class="title" presentation:user-transformed="true">
          <draw:text-box>
            <text:p>Diagrama we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2cm" svg:x="0cm" svg:y="0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5cm" svg:height="1cm" svg:x="7cm" svg:y="0.5cm">
          <text:p text:style-name="P3">Barra de búsqueda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cm" svg:x="26cm" svg:y="0.5cm">
          <text:p text:style-name="P3">|||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cm" svg:height="6cm" svg:x="1cm" svg:y="2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cm" svg:height="6cm" svg:x="10cm" svg:y="2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cm" svg:height="6cm" svg:x="19cm" svg:y="2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6cm" svg:x="1cm" svg:y="9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6cm" svg:x="10cm" svg:y="9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6cm" svg:x="19cm" svg:y="9.5cm">
          <text:p text:style-name="P3">comid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8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2cm" svg:x="0cm" svg:y="0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5cm" svg:height="1cm" svg:x="7cm" svg:y="0.5cm">
          <text:p text:style-name="P3">Barra de búsqueda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cm" svg:x="26cm" svg:y="0.5cm">
          <text:p text:style-name="P3">|||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6cm" svg:x="1cm" svg:y="2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6cm" svg:x="10cm" svg:y="2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6cm" svg:x="19cm" svg:y="2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6cm" svg:x="1cm" svg:y="9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6cm" svg:x="10cm" svg:y="9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6cm" svg:x="19cm" svg:y="9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8cm" svg:height="7cm" svg:x="0cm" svg:y="2cm">
          <text:p text:style-name="P3">Menú desplegable con opciones para filtrar la <text:span text:style-name="T1">búsqueda</text:span> de comid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5.628cm" presentation:class="title" presentation:user-transformed="true">
          <draw:text-box>
            <text:p>Diagrama android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0" draw:text-style-name="P2" draw:layer="layout" svg:width="7.2cm" svg:height="15.7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2cm" svg:height="1.5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15.2cm" svg:y="0cm">
          <text:p text:style-name="P3">|||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666cm" svg:height="5cm" svg:x="9.8cm" svg:y="3.1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666cm" svg:height="5cm" svg:x="9.8cm" svg:y="8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cm" svg:height="1cm" svg:x="9.8cm" svg:y="0.3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7cm" svg:height="1cm" svg:x="9.8cm" svg:y="1.8cm">
          <text:p text:style-name="P3">Barra búsqueda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666cm" svg:height="1.7cm" svg:x="9.8cm" svg:y="14cm">
          <text:p text:style-name="P3"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7" draw:text-style-name="P2" draw:layer="layout" svg:width="7.2cm" svg:height="15.7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7.2cm" svg:height="1.5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1.5cm" svg:x="15.2cm" svg:y="0cm">
          <text:p text:style-name="P4">|||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666cm" svg:height="5cm" svg:x="9.8cm" svg:y="3.1cm">
          <text:p text:style-name="P4">comida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666cm" svg:height="5cm" svg:x="9.8cm" svg:y="8.5cm">
          <text:p text:style-name="P4">comida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cm" svg:height="1cm" svg:x="9.8cm" svg:y="0.3cm">
          <text:p text:style-name="P4">logo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6.7cm" svg:height="1cm" svg:x="9.8cm" svg:y="1.8cm">
          <text:p text:style-name="P4">Barra búsqueda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666cm" svg:height="1.7cm" svg:x="9.8cm" svg:y="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7.2cm" svg:height="9.5cm" svg:x="9.5cm" svg:y="2.8cm">
          <text:p text:style-name="P4">Al dar clic en la barra de búsqueda se despliega el menú de filtrado para la comid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7" draw:text-style-name="P2" draw:layer="layout" svg:width="7.2cm" svg:height="15.7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7.2cm" svg:height="1.5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5cm" svg:height="1.5cm" svg:x="15.2cm" svg:y="0cm">
          <text:p text:style-name="P3">|||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666cm" svg:height="5cm" svg:x="9.8cm" svg:y="3.1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666cm" svg:height="5cm" svg:x="9.8cm" svg:y="8.5cm">
          <text:p text:style-name="P3">comida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cm" svg:height="1cm" svg:x="9.8cm" svg:y="0.3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7cm" svg:height="1cm" svg:x="9.8cm" svg:y="1.8cm">
          <text:p text:style-name="P3">Barra búsqueda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6.666cm" svg:height="1.7cm" svg:x="9.8cm" svg:y="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7.2cm" svg:height="14.25cm" svg:x="9.5cm" svg:y="1.5cm">
          <text:p text:style-name="P4">Al dar clic en el menú de la esquina se despliegan las opciones de usuario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2T09:14:17.838000000</meta:creation-date>
    <dc:date>2023-04-12T14:00:00.470000000</dc:date>
    <meta:editing-duration>PT4H12M23S</meta:editing-duration>
    <meta:editing-cycles>4</meta:editing-cycles>
    <meta:generator>LibreOffice/7.5.0.3$Windows_X86_64 LibreOffice_project/c21113d003cd3efa8c53188764377a8272d9d6de</meta:generator>
    <meta:document-statistic meta:object-count="88"/>
  </office:meta>
</office:document-meta>
</file>